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Heading_20_2">
      <style:text-properties style:font-name="Times" fo:font-size="12pt" style:font-size-asian="12pt" style:font-size-complex="12pt"/>
    </style:style>
    <style:style style:name="P2" style:family="paragraph" style:parent-style-name="Standard" style:list-style-name="L1"/>
    <style:style style:name="P3" style:family="paragraph" style:parent-style-name="Standard" style:list-style-name="L1">
      <style:paragraph-properties text:number-lines="false" text:line-number="0"/>
      <style:text-properties style:font-name="Charter"/>
    </style:style>
    <style:style style:name="P4" style:family="paragraph" style:parent-style-name="Heading_20_1">
      <style:text-properties style:font-name="Times" fo:font-size="12pt" fo:language="en" fo:country="GB" style:font-name-asian="HG Mincho Light J" style:font-size-asian="12pt" style:font-name-complex="Tahoma" style:font-size-complex="12pt"/>
    </style:style>
    <style:style style:name="T1" style:family="text">
      <style:text-properties style:font-name-asian="FreeMono" style:font-name-complex="FreeMono"/>
    </style:style>
    <style:style style:name="T2" style:family="text">
      <style:text-properties style:font-name="Times"/>
    </style:style>
    <style:style style:name="T3" style:family="text">
      <style:text-properties fo:font-size="12pt"/>
    </style:style>
    <style:style style:name="T4" style:family="text">
      <style:text-properties style:font-size-asian="12pt"/>
    </style:style>
    <style:style style:name="T5" style:family="text">
      <style:text-properties style:font-size-complex="12pt"/>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gredients</text:h>
      <text:p text:style-name="Standard"><text:span text:style-name="T1">400d dried spaghettti</text:span></text:p>
      <text:p text:style-name="Standard"><text:span text:style-name="T1">2 tablespoon olive oil</text:span></text:p>
      <text:p text:style-name="Standard"><text:span text:style-name="T1">4 medium ripe tomatoe, cut into thick slices</text:span></text:p>
      <text:p text:style-name="Standard"><text:span text:style-name="T1">2 garlic cloves, chopped</text:span></text:p>
      <text:p text:style-name="Standard"><text:span text:style-name="T1">2x185g can tuna in oil</text:span></text:p>
      <text:p text:style-name="Standard"><text:span text:style-name="T1">100g rocket</text:span></text:p>
      <text:p text:style-name="Standard"><text:span text:style-name="T1">salt &amp; pepper to taste</text:span> </text:p>
      <text:h text:style-name="P1" text:outline-level="2">Method</text:h>
      <text:list xml:id="list904819974" text:style-name="L1">
        <text:list-item>
          <text:p text:style-name="P2">Cook pasta.</text:p>
        </text:list-item>
        <text:list-item>
          <text:p text:style-name="P2">Prepare sauce: Heat oil in a frying pan over a medium heat. Add tomato slices and fry for a minute each side, until browned.</text:p>
        </text:list-item>
        <text:list-item>
          <text:p text:style-name="P2">Add garlic, tuna and its oil and rocket, stirring gently to combine. Cook for 1~2 minutes until heated through and rocket is wiltered.</text:p>
          <text:p text:style-name="P2"/>
        </text:list-item>
      </text:list>
      <text:p text:style-name="Standard">Serves 4.</text:p>
      <text:list xml:id="list893942950" text:continue-numbering="true" text:style-name="L1">
        <text:list-header>
          <text:p text:style-name="P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Spaghettti with Tuna, fried tomatoes &amp; rocket</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creation-date>2011-07-23T12:58:53</meta:creation-date>
    <dc:language>en-AU</dc:language>
    <meta:editing-cycles>2</meta:editing-cycles>
    <meta:editing-duration>PT6M6S</meta:editing-duration>
    <meta:initial-creator>Frank Jung</meta:initial-creator>
    <meta:document-statistic meta:table-count="0" meta:image-count="0" meta:object-count="0" meta:page-count="1" meta:paragraph-count="14" meta:word-count="94" meta:character-count="513"/>
    <dc:date>2011-07-23T13:04:57</dc:date>
    <dc:creator>Frank Jung</dc:creator>
    <meta:user-defined meta:name="Info 1"/>
    <meta:user-defined meta:name="Info 2"/>
    <meta:user-defined meta:name="Info 3"/>
    <meta:user-defined meta:name="Info 4"/>
  </office:meta>
</office:document-meta>
</file>